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SSN - What is OpenSSN?</text:p>
      <text:p text:style-name="Standard">==========================</text:p>
      <text:p text:style-name="Standard"/>
      <text:p text:style-name="Standard">OpenSSN is a submarine simulation (subsim) which tries to emulate</text:p>
      <text:p text:style-name="Standard">the behaviour of modern submarines. The player is placed in command</text:p>
      <text:p text:style-name="Standard">of a submarine and is able to move about in a deep ocean environment.</text:p>
      <text:p text:style-name="Standard"/>
      <text:p text:style-name="Standard">Combat missions are now being added to OpenSSN, and ships with</text:p>
      <text:p text:style-name="Standard">sonar will run from torpedoes and, if they can detect the player,</text:p>
      <text:p text:style-name="Standard">will return fire.</text:p>
      <text:p text:style-name="Standard"/>
      <text:p text:style-name="Standard"/>
      <text:p text:style-name="Standard"/>
      <text:p text:style-name="Standard">Why a subsim?</text:p>
      <text:p text:style-name="Standard">======================</text:p>
      <text:p text:style-name="Standard"/>
      <text:p text:style-name="Standard">I've always been a fan of subsims and played commercial games,</text:p>
      <text:p text:style-name="Standard">but couldn't find a modern subsim for open source operating systems</text:p>
      <text:p text:style-name="Standard">(such as Linux and FreeBSD). Danger from the Deep is available,</text:p>
      <text:p text:style-name="Standard">but it's stictly for World War II u-boats, and has relatively high</text:p>
      <text:p text:style-name="Standard">graphics requirements. Looking around I found a half dozen or so</text:p>
      <text:p text:style-name="Standard">subsims that had begun and dropped away shortly after beginning development.</text:p>
      <text:p text:style-name="Standard"/>
      <text:p text:style-name="Standard">The LinuxSSN project had laid a solid foundation before the developers</text:p>
      <text:p text:style-name="Standard">dropped the project and I decided to pick up where they left off.</text:p>
      <text:p text:style-name="Standard">The heart of OpenSSN comes from their project and attempts to further</text:p>
      <text:p text:style-name="Standard">their work.</text:p>
      <text:p text:style-name="Standard"/>
      <text:p text:style-name="Standard"/>
      <text:p text:style-name="Standard"/>
      <text:p text:style-name="Standard"/>
      <text:p text:style-name="Standard">Licensing info</text:p>
      <text:p text:style-name="Standard">====================</text:p>
      <text:p text:style-name="Standard"/>
      <text:p text:style-name="Standard">The OpenSSN project is licensed under the GNU General Public License,</text:p>
      <text:p text:style-name="Standard">version 2. The LinuxSSN project was also GNU GPL licensed and we</text:p>
      <text:p text:style-name="Standard">carry on that tradition. Copyright Jesse Smith &lt;jessefrgsmith@yahoo.ca&gt;</text:p>
      <text:p text:style-name="Standard">Please see the LICENSE file for further details.</text:p>
      <text:p text:style-name="Standard"/>
      <text:p text:style-name="Standard">Data files, missions, artwork and images included in OpenSSN are</text:p>
      <text:p text:style-name="Standard">licensed under the Creative Commons CC0 1.0 Universal license. </text:p>
      <text:p text:style-name="Standard">Please see the ART-LICENSE file for full detail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hat do I need to build OpenSSN?</text:p>
      <text:p text:style-name="Standard">=================================</text:p>
      <text:p text:style-name="Standard"/>
      <text:p text:style-name="Standard">To build OpenSSN you'll need a C++ compiler (GNU's Compiler Collection</text:p>
      <text:p text:style-name="Standard">is recommended) and the following development libraries:</text:p>
      <text:p text:style-name="Standard"/>
      <text:p text:style-name="Standard">SDL</text:p>
      <text:p text:style-name="Standard">SDL_gfx</text:p>
      <text:p text:style-name="Standard">SDL_image</text:p>
      <text:p text:style-name="Standard">SDL_mixer</text:p>
      <text:p text:style-name="Standard"/>
      <text:p text:style-name="Standard">Assuming the above libraries are installed, it should be possible to</text:p>
      <text:p text:style-name="Standard">build OpenSSN with the following commands</text:p>
      <text:p text:style-name="Standard"/>
      <text:p text:style-name="Standard">tar zxf openssn-0.9.tar.gz</text:p>
      <text:p text:style-name="Standard">cd openssn</text:p>
      <text:p text:style-name="Standard">make</text:p>
      <text:p text:style-name="Standard"/>
      <text:p text:style-name="Standard"/>
      <text:p text:style-name="Standard"/>
      <text:p text:style-name="Standard"/>
      <text:p text:style-name="Standard"/>
      <text:p text:style-name="Standard">Running OpenSSN</text:p>
      <text:p text:style-name="Standard">==================================</text:p>
      <text:p text:style-name="Standard"/>
      <text:p text:style-name="Standard">Once OpenSSN has built, an executable file (called openssn) will</text:p>
      <text:p text:style-name="Standard">be placed in the top level directory. From there</text:p>
      <text:p text:style-name="Standard">the game can be run with the command:</text:p>
      <text:p text:style-name="Standard"/>
      <text:p text:style-name="Standard">./openssn</text:p>
      <text:p text:style-name="Standard"/>
      <text:p text:style-name="Standard">The following command line parameters are recognized:</text:p>
      <text:p text:style-name="Standard"/>
      <text:p text:style-name="Standard">-w <text:s text:c="13"/>Run in windowed mode, this is the default</text:p>
      <text:p text:style-name="Standard">-f <text:s text:c="13"/>Run in full screen</text:p>
      <text:p text:style-name="Standard">-s <text:s text:c="13"/>Enable sound effects</text:p>
      <text:p text:style-name="Standard">-v <text:s text:c="13"/>Display version number and exit</text:p>
      <text:p text:style-name="Standard">-h <text:s text:c="13"/>Display help and exit</text:p>
      <text:p text:style-name="Standard">-m &lt;mission&gt; <text:s text:c="3"/>Load a specific miss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ntrol Keys</text:p>
      <text:p text:style-name="Standard">===========================</text:p>
      <text:p text:style-name="Standard"/>
      <text:p text:style-name="Standard">The player's submarine can be controlled with either the mouse or keyboard commands. The following key commands are recognized.</text:p>
      <text:p text:style-name="Standard"/>
      <text:p text:style-name="Standard">Pilot the submarine..............</text:p>
      <text:p text:style-name="Standard">Plus key <text:s text:c="15"/>Increase sub's speed</text:p>
      <text:p text:style-name="Standard">Minus key <text:s text:c="14"/>Slow down</text:p>
      <text:p text:style-name="Standard">Left keypad (4) <text:s text:c="8"/>Turn left</text:p>
      <text:p text:style-name="Standard">Right keypad (6) <text:s text:c="7"/>Turn right</text:p>
      <text:p text:style-name="Standard">Down keypad (2) <text:s text:c="8"/>Dive deeper</text:p>
      <text:p text:style-name="Standard">Up keypad (8) <text:s text:c="10"/>Rise toward the surface</text:p>
      <text:p text:style-name="Standard">Q <text:s text:c="22"/>Go up one thermal</text:p>
      <text:p text:style-name="Standard">A <text:s text:c="22"/>Hold depth here</text:p>
      <text:p text:style-name="Standard">Z <text:s text:c="22"/>Go down one thermal</text:p>
      <text:p text:style-name="Standard"/>
      <text:p text:style-name="Standard"/>
      <text:p text:style-name="Standard">System controls...................</text:p>
      <text:p text:style-name="Standard">F1 <text:s text:c="21"/>Sonar screen</text:p>
      <text:p text:style-name="Standard">F2 <text:s text:c="21"/>Map screen</text:p>
      <text:p text:style-name="Standard">F3 <text:s text:c="21"/>Weapons station</text:p>
      <text:p text:style-name="Standard">F4 <text:s text:c="21"/>Helm console</text:p>
      <text:p text:style-name="Standard">F5 <text:s text:c="21"/>ESM signals screen</text:p>
      <text:p text:style-name="Standard">F6 <text:s text:c="21"/>Radar screen</text:p>
      <text:p text:style-name="Standard">F10 <text:s text:c="20"/>Take screen shot</text:p>
      <text:p text:style-name="Standard">TAB <text:s text:c="20"/>Select next target</text:p>
      <text:p text:style-name="Standard">Delete <text:s text:c="17"/>Increase map scale</text:p>
      <text:p text:style-name="Standard">Insert <text:s text:c="17"/>Decrease map scale</text:p>
      <text:p text:style-name="Standard">Up, down, left, right <text:s text:c="2"/>Manipulate map</text:p>
      <text:p text:style-name="Standard">P <text:s text:c="22"/>Pause the game</text:p>
      <text:p text:style-name="Standard">Page Up <text:s text:c="16"/>Compress Time</text:p>
      <text:p text:style-name="Standard">Page Down <text:s text:c="14"/>Slow time</text:p>
      <text:p text:style-name="Standard">ESC <text:s text:c="20"/>Quit</text:p>
      <text:p text:style-name="Standard"/>
      <text:p text:style-name="Standard"/>
      <text:p text:style-name="Standard"/>
      <text:p text:style-name="Standard">Weapon controls </text:p>
      <text:p text:style-name="Standard">T <text:s text:c="22"/>Load a torpedo</text:p>
      <text:p text:style-name="Standard">N <text:s text:c="22"/>Load a noise maker</text:p>
      <text:p text:style-name="Standard">U <text:s text:c="22"/>Unload a tube</text:p>
      <text:p text:style-name="Standard">F <text:s text:c="22"/>Fire a tube</text:p>
      <text:p text:style-name="Standard"/>
      <text:p text:style-name="Standard">Each of the weapon station keys should be followed by</text:p>
      <text:p text:style-name="Standard">a number indication which tube should be loaded or fired.</text:p>
      <text:p text:style-name="Standard">The tubes are numbered 1-6.</text:p>
      <text:p text:style-name="Standard"/>
      <text:p text:style-name="Standard"/>
      <text:p text:style-name="Standard"/>
      <text:p text:style-name="Standard"><text:soft-page-break/>Sonar controls</text:p>
      <text:p text:style-name="Standard">G <text:s text:c="22"/>Send active sonar pulse.</text:p>
      <text:p text:style-name="Standard">E <text:s text:c="22"/>Extend sonar array</text:p>
      <text:p text:style-name="Standard">R <text:s text:c="22"/>Retract towed sonar array</text:p>
      <text:p text:style-name="Standard">W <text:s text:c="22"/>Hold towed sonar in place</text:p>
      <text:p text:style-name="Standard"/>
      <text:p text:style-name="Standard"/>
      <text:p text:style-name="Standard"/>
      <text:p text:style-name="Standard"/>
      <text:p text:style-name="Standard">Contact information</text:p>
      <text:p text:style-name="Standard">============================</text:p>
      <text:p text:style-name="Standard"/>
      <text:p text:style-name="Standard">Did you find a bug? Would you like to request a feature? Did</text:p>
      <text:p text:style-name="Standard">you patch something and want to share it? Send an e-mail to</text:p>
      <text:p text:style-name="Standard">jessefrgsmith@yahoo.ca. Please place "OpenSSN" in the subjec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17:27:11</meta:creation-date>
    <dc:date>2011-09-19T16:57:37</dc:date>
    <meta:editing-duration>PT00H37M09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4" meta:paragraph-count="102" meta:word-count="600" meta:character-count="4270"/>
  </office:meta>
</office:document-meta>
</file>